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5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6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a de contactos en instituciones del Nodo Andino </text:h>
      <text:h text:style-name="Heading_20_2" text:outline-level="2">Bolivia</text:h>
      <text:list xml:id="list1470411704" text:style-name="L2">
        <text:list-item>
          <text:p text:style-name="P3">Universidad Mayor de San Simón. Rocìo Guzmán Saavedra (rocioguzman.s@fcyt.umss.edu.bo) y Marko Andrade Uzieda.</text:p>
        </text:list-item>
      </text:list>
      <text:h text:style-name="Heading_20_2" text:outline-level="2">Ecuador</text:h>
      <text:list xml:id="list683141257" text:style-name="L4">
        <text:list-item>
          <text:p text:style-name="P5">Escuela Politécnica Nacional. Nicolás Vàsquez (nicolas.vasquez@epn.edu.ec).</text:p>
        </text:list-item>
        <text:list-item>
          <text:p text:style-name="P5">Universidad San Francisco. Dennis Cazar (dcazar@usfq.edu.ec).</text:p>
        </text:list-item>
      </text:list>
      <text:h text:style-name="Heading_20_2" text:outline-level="2">Colombia</text:h>
      <text:list xml:id="list624939973" text:style-name="L3">
        <text:list-item>
          <text:p text:style-name="P4">Universidad Escuela Colombiana de Carreras Industriales. Oscar Alberto Restrepo (orestrepog@ecci.edu.co) y Germán Chaparro (gchaparrom@ecci.edu.co).</text:p>
        </text:list-item>
        <text:list-item>
          <text:p text:style-name="P4">Observatorio Astronómico Nacional. Giovanni Pinzón (gapinzone@unal.edu.co).</text:p>
        </text:list-item>
        <text:list-item>
          <text:p text:style-name="P4">Planetario de Bogotá. Mauricio Giraldo (mao.giraldo69@gmail.com), Luis Fernando Espinel (lfespinel@gmail.com).</text:p>
        </text:list-item>
        <text:list-item>
          <text:p text:style-name="P4">Universidad Sergio Arboleda. Juan Carlos Cuervo (juan.cuervo@usa.edu.co).</text:p>
        </text:list-item>
        <text:list-item>
          <text:p text:style-name="P4">Universidad Distrital Francisco José de Caldas. Giovanni Cardona (gicardona@hotmail.com).</text:p>
        </text:list-item>
        <text:list-item>
          <text:p text:style-name="P4">Universidad Industrial de Santander. Luis Nuñez (lnunez@uis.edu.co).</text:p>
        </text:list-item>
        <text:list-item>
          <text:p text:style-name="P4">Universidad de Antioquia. Juan Carlos Muñoz Cuartas (juancarlosmunozc@gmail.com).</text:p>
        </text:list-item>
        <text:list-item>
          <text:p text:style-name="P4">Universidad del Valle. César Valenzuela (cesar.valenzuela@correounivalle.edu.co).</text:p>
        </text:list-item>
        <text:list-item>
          <text:p text:style-name="P4">Planetario de Medellín. Ángela Pèrez (angela.perez@parqueexplora.org).</text:p>
        </text:list-item>
        <text:list-item>
          <text:p text:style-name="P4">Universidad de los Andes. Jaime Forero (je.forero@uniandes.edu.co).</text:p>
        </text:list-item>
      </text:list>
      <text:h text:style-name="Heading_20_2" text:outline-level="2">Chile</text:h>
      <text:list xml:id="list950885922" text:style-name="L1">
        <text:list-item>
          <text:p text:style-name="P2">Sociedad Chilena de Astronomía (SOCHIAS). <text:s/>Para temas TF1 el contacto es Eduardo Unda-Sanzana (eduardo.unda@uantof.cl), para TF2 Cristian Cortés y para TF3 Patricio Rojo (pato@oan.cl).</text:p>
        </text:list-item>
      </text:list>
      <text:h text:style-name="Heading_20_2" text:outline-level="2">Perú</text:h>
      <text:list xml:id="list1662039703" text:style-name="L5">
        <text:list-item>
          <text:p text:style-name="P1">Instituto Geofìsico del Perú. Nobar Baella (nobar.baella@gmail.com).</text:p>
        </text:list-item>
        <text:list-item>
          <text:p text:style-name="P1">Universidad Nacional de Ingeniería. Maria Isela Zevallos (maria.isela.zevallos@gmail.com).</text:p>
        </text:list-item>
      </text:list>
      <text:p text:style-name="Standard"/>
      <text:h text:style-name="Heading_20_2" text:outline-level="2">Venezuela</text:h>
      <text:list xml:id="list1723938771" text:style-name="L6">
        <text:list-item>
          <text:p text:style-name="P6">Centro de Investigaciones de Astronomía. Kathy Vieira (kvieira@cida.ve).</text:p>
        </text:list-item>
        <text:list-item>
          <text:p text:style-name="P6">Instituto Venezolano de Investigaciones Científicas. Enrique Torres (ejtt1010@gmail.com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vidio </meta:initial-creator>
    <meta:creation-date>2015-07-26T12:42:28</meta:creation-date>
    <meta:generator>LibreOffice/3.5$Linux_x86 LibreOffice_project/350m1$Build-2</meta:generator>
    <dc:date>2015-07-26T13:36:51</dc:date>
    <dc:creator>ovidio </dc:creator>
    <meta:editing-duration>PT12M41S</meta:editing-duration>
    <meta:editing-cycles>3</meta:editing-cycles>
    <meta:document-statistic meta:table-count="0" meta:image-count="0" meta:object-count="0" meta:page-count="1" meta:paragraph-count="25" meta:word-count="193" meta:character-count="1741" meta:non-whitespace-character-count="1590"/>
  </office:meta>
</office:document-meta>
</file>